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5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9c96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2192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7dc0" officeooo:paragraph-rsid="001d7dc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9c96" officeooo:paragraph-rsid="001d9c9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02626" officeooo:paragraph-rsid="0020262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02626" officeooo:paragraph-rsid="002192e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0262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1f816b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192ed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192ed" officeooo:paragraph-rsid="002192ed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d5d51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d9c9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f816b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2192e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7dc0" officeooo:paragraph-rsid="001d7dc0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5d51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9c96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2192e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7dc0" officeooo:paragraph-rsid="001d7dc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5d51" officeooo:paragraph-rsid="001d5d5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5d51" officeooo:paragraph-rsid="001d9c9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5d51" officeooo:paragraph-rsid="002192e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7dc0" officeooo:paragraph-rsid="001d7dc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f816b" officeooo:paragraph-rsid="002192e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02626" officeooo:paragraph-rsid="0020262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02626" officeooo:paragraph-rsid="002192e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31325" officeooo:paragraph-rsid="0023132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bold" officeooo:rsid="001d7dc0" officeooo:paragraph-rsid="001d7dc0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italic" officeooo:paragraph-rsid="001f816b" style:font-style-asian="italic" style:font-style-complex="italic"/>
    </style:style>
    <style:style style:name="P36" style:family="paragraph" style:parent-style-name="Standard">
      <style:text-properties officeooo:paragraph-rsid="001f816b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officeooo:rsid="001d9c96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1d9c96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officeooo:rsid="001d7dc0"/>
    </style:style>
    <style:style style:name="T8" style:family="text">
      <style:text-properties style:text-position="0% 100%" officeooo:rsid="001d9c96"/>
    </style:style>
    <style:style style:name="T9" style:family="text">
      <style:text-properties style:text-position="0% 100%" officeooo:rsid="001f816b"/>
    </style:style>
    <style:style style:name="T10" style:family="text">
      <style:text-properties style:text-position="0% 100%" style:font-name="Times New Roman" fo:font-style="normal" style:text-underline-style="none" fo:font-weight="normal" officeooo:rsid="001f816b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Times New Roman" style:text-underline-style="none" fo:font-weight="normal" officeooo:rsid="001f816b" style:font-weight-asian="normal" style:font-weight-complex="normal"/>
    </style:style>
    <style:style style:name="T12" style:family="text">
      <style:text-properties style:text-position="0% 100%" style:font-name="Times New Roman" style:text-underline-style="none" fo:font-weight="bold" officeooo:rsid="001f816b" style:font-weight-asian="bold" style:font-weight-complex="bold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italic" officeooo:rsid="001d9c96" style:font-style-asian="italic" style:font-style-complex="italic"/>
    </style:style>
    <style:style style:name="T15" style:family="text">
      <style:text-properties style:text-position="0% 100%" officeooo:rsid="002192ed"/>
    </style:style>
    <style:style style:name="T16" style:family="text">
      <style:text-properties style:text-position="0% 100%" officeooo:rsid="00231325"/>
    </style:style>
    <style:style style:name="T17" style:family="text">
      <style:text-properties officeooo:rsid="001d9c96"/>
    </style:style>
    <style:style style:name="T18" style:family="text">
      <style:text-properties officeooo:rsid="002192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Maths - 2017 Exam</text:p>
      <text:p text:style-name="P2"/>
      <text:p text:style-name="P19">Q1 – (a)</text:p>
      <text:p text:style-name="P3"/>
      <text:p text:style-name="P3">f : [-2, 2] → [-15, 1]</text:p>
      <text:p text:style-name="P3">f(x) = x<text:span text:style-name="T1">2</text:span><text:span text:style-name="T3">+3x-10 for all x [-2,2]</text:span></text:p>
      <text:p text:style-name="P3"><text:span text:style-name="T3"/></text:p>
      <text:p text:style-name="P14"><text:span text:style-name="T3">Injective ?</text:span></text:p>
      <text:p text:style-name="P23"><text:span text:style-name="T3"/></text:p>
      <text:p text:style-name="P23"><text:span text:style-name="T3">No since for f to be injective each input must map to a </text:span><text:span text:style-name="T4">unique </text:span><text:span text:style-name="T3">output – if <text:s/>f(x) = f(y) =&gt; x = y</text:span></text:p>
      <text:p text:style-name="P23"><text:span text:style-name="T3">Whereas this is not the case.</text:span></text:p>
      <text:p text:style-name="P23"><text:span text:style-name="T3"/></text:p>
      <text:p text:style-name="P23"><text:span text:style-name="T3">- f(0) = -10</text:span></text:p>
      <text:p text:style-name="P23"><text:span text:style-name="T3">- f(-1) = -10</text:span></text:p>
      <text:p text:style-name="P23"><text:span text:style-name="T3"/></text:p>
      <text:p text:style-name="P14"><text:span text:style-name="T3">Surjective ?</text:span></text:p>
      <text:p text:style-name="P14"><text:span text:style-name="T3"/></text:p>
      <text:p text:style-name="P23"><text:span text:style-name="T3">No since for f to be surjective it must </text:span><text:span text:style-name="T4">map to all elements in the codomain</text:span><text:span text:style-name="T3"> - [-15, 1]. </text:span><text:span text:style-name="T7">This is not the case as there does not exist an x that maps to -15.</text:span></text:p>
      <text:p text:style-name="P23"><text:span text:style-name="T7"/></text:p>
      <text:p text:style-name="P22"><text:span text:style-name="T3">Q1 – (b)</text:span></text:p>
      <text:p text:style-name="P22"><text:span text:style-name="T3"/></text:p>
      <text:p text:style-name="P6"><text:span text:style-name="T3">Let Q denote the relation on the set Z of itegers, where integers x and y satisfy x Q y if and only if <text:s text:c="12"/></text:span></text:p>
      <text:p text:style-name="P6"><text:span text:style-name="T3"/></text:p>
      <text:p text:style-name="P6"><text:span text:style-name="T3">x – y = (x – y)(x + 2y) </text:span></text:p>
      <text:p text:style-name="P6"><text:span text:style-name="T3"/></text:p>
      <text:p text:style-name="P6"><text:span text:style-name="T4">Reflexive?</text:span><text:span text:style-name="T3"> </text:span></text:p>
      <text:p text:style-name="P34"><text:span text:style-name="T6">For a relation to be reflexive, all x must satisfy x Q x.</text:span></text:p>
      <text:p text:style-name="P34"><text:span text:style-name="T6">This is true for Q since (x – x) will always be 0 and the product of 0 is always 0.</text:span></text:p>
      <text:p text:style-name="P34"><text:span text:style-name="T6"/></text:p>
      <text:p text:style-name="P18"><text:span text:style-name="T3">Symmetric?</text:span></text:p>
      <text:p text:style-name="P26"><text:span text:style-name="T3">For a relation to be symmetric, all x and y must satisfy x Q y = y Q x.</text:span></text:p>
      <text:p text:style-name="P26"><text:span text:style-name="T3">This is not true for Q since (x – y) is </text:span><text:span text:style-name="T4">not equal </text:span><text:span text:style-name="T3">to (y – x) thus not enabling it to be symmetric.</text:span></text:p>
      <text:p text:style-name="P18"><text:span text:style-name="T3"/></text:p>
      <text:p text:style-name="P18"><text:span text:style-name="T3">Anti-Symmetric?</text:span></text:p>
      <text:p text:style-name="P26"><text:span text:style-name="T3">For a relation to be anti-symmetric, </text:span><text:span text:style-name="T8">for all x and y if x Q y and y Q x then </text:span><text:span text:style-name="T5">x = y</text:span><text:span text:style-name="T8">.</text:span></text:p>
      <text:p text:style-name="P27"><text:span text:style-name="T8">T</text:span><text:span text:style-name="T3">his is true for Q since the only time x Q y = y Q x holds is in the case that x = y.</text:span></text:p>
      <text:p text:style-name="P18"><text:span text:style-name="T3"/></text:p>
      <text:p text:style-name="P18"><text:span text:style-name="T3">Transitive?</text:span></text:p>
      <text:p text:style-name="P27"><text:span text:style-name="T3">For a relation to be transitive for all x, y and z if x Q y and y Q z </text:span><text:span text:style-name="T4">then x Q z</text:span><text:span text:style-name="T3">.</text:span></text:p>
      <text:p text:style-name="P27"><text:span text:style-name="T3">This is not true for Q since it is a relation over differences and x – y is </text:span><text:span text:style-name="T4">not equal </text:span><text:span text:style-name="T3">to x – z even if x-y satisfies the relation and y – z satisfies the relation.</text:span></text:p>
      <text:p text:style-name="P18"><text:span text:style-name="T3"/></text:p>
      <text:p text:style-name="P18"><text:span text:style-name="T3">Equivalence Relation?</text:span></text:p>
      <text:p text:style-name="P27"><text:span text:style-name="T3">For a relation to be an equivalence relation, the relation must be </text:span><text:span text:style-name="T4">reflexive, symmetric and transitive</text:span><text:span text:style-name="T3">. As shown above, this is not the case therefore the relation Q is not an equivalence relation.</text:span></text:p>
      <text:p text:style-name="P27"><text:span text:style-name="T3"/></text:p>
      <text:p text:style-name="P18"><text:span text:style-name="T3">Partial Order?</text:span></text:p>
      <text:p text:style-name="P27"><text:span text:style-name="T3">For a relation to be a partial order, the relation must be </text:span><text:span text:style-name="T4">reflexive, anti-symmetric and transitive</text:span><text:span text:style-name="T3">. As shown above, the relation Q is not transitive and is therefore not a partial order.</text:span></text:p>
      <text:p text:style-name="P14"><text:span text:style-name="T3"/></text:p>
      <text:p text:style-name="P20"><text:soft-page-break/>Q<text:span text:style-name="T17">2</text:span> </text:p>
      <text:p text:style-name="P4"/>
      <text:p text:style-name="P7"><text:span text:style-name="T3">Let A = { 3</text:span><text:span text:style-name="T1">p</text:span><text:span text:style-name="T3"> | p </text:span><text:span text:style-name="T9">~ Z } with the operation of multiplication.</text:span></text:p>
      <text:p text:style-name="P4"><text:span text:style-name="T3"/></text:p>
      <text:p text:style-name="P15"><text:span text:style-name="T15">a) </text:span><text:span text:style-name="T9">Is ( A, <text:s/>. ) a Semigroup</text:span><text:span text:style-name="T3"> ?</text:span></text:p>
      <text:p text:style-name="P24"><text:span text:style-name="T3"/></text:p>
      <text:p text:style-name="P35"><text:span text:style-name="T11">A Semigroup is a set endowed with an associative binary operation</text:span><text:span text:style-name="T12">.</text:span></text:p>
      <text:p text:style-name="P35"><text:span text:style-name="T12"/></text:p>
      <text:p text:style-name="P36"><text:span text:style-name="T10">Since multiplication is an associative binary operation, the set A is therefore a semigroup.</text:span></text:p>
      <text:p text:style-name="P24"><text:span text:style-name="T3"/></text:p>
      <text:p text:style-name="P24"><text:span text:style-name="T3"/></text:p>
      <text:p text:style-name="P16"><text:span text:style-name="T15">b) </text:span><text:span text:style-name="T9">Is ( A, . ) a Monoid</text:span><text:span text:style-name="T3"> ?</text:span></text:p>
      <text:p text:style-name="P15"><text:span text:style-name="T3"/></text:p>
      <text:p text:style-name="P10"><text:span text:style-name="T7">A </text:span><text:span text:style-name="T3">monoid is a set endowed with an associative binary operation * that has an identity element e. </text:span></text:p>
      <text:p text:style-name="P10"><text:span text:style-name="T3"/></text:p>
      <text:p text:style-name="P10"><text:span text:style-name="T3">An identity element is an element e for the binary operation * s.t </text:span></text:p>
      <text:p text:style-name="P11"><text:span text:style-name="T3"/></text:p>
      <text:p text:style-name="P11"><text:span text:style-name="T3">e * x = x * e = x </text:span></text:p>
      <text:p text:style-name="P28"><text:span text:style-name="T3"/></text:p>
      <text:p text:style-name="P28"><text:span text:style-name="T3">The set A has an identity element 1, so that for all x * 1 = x. Therefore the set A can be considered a monoid since it </text:span><text:span text:style-name="T13">is a semigroup, and it contains an identity element e</text:span><text:span text:style-name="T3">.</text:span></text:p>
      <text:p text:style-name="P4"><text:span text:style-name="T3"/></text:p>
      <text:p text:style-name="P16"><text:span text:style-name="T15">c) </text:span><text:span text:style-name="T9">Is (A, .) a Group</text:span><text:span text:style-name="T3"> ?</text:span></text:p>
      <text:p text:style-name="P16"><text:span text:style-name="T3"/></text:p>
      <text:p text:style-name="P8"><text:span text:style-name="T3">A group is a set in which every element is invertable.</text:span></text:p>
      <text:p text:style-name="P8"><text:span text:style-name="T3"/></text:p>
      <text:p text:style-name="P30"><text:span text:style-name="T3">Every element of A is invertable through logarithmic such as (</text:span><text:span text:style-name="T14">3</text:span><text:span text:style-name="T2">p</text:span><text:span text:style-name="T3">)</text:span><text:span text:style-name="T1">-1 </text:span><text:span text:style-name="T3">= log 3p. Therefore the set A can be considered to be a Group defined under the notation:</text:span></text:p>
      <text:p text:style-name="P30"><text:span text:style-name="T3"/></text:p>
      <text:p text:style-name="P30"><text:span text:style-name="T3">( A, *, 1 )</text:span></text:p>
      <text:p text:style-name="P16"><text:span text:style-name="T3"/></text:p>
      <text:p text:style-name="P16"><text:span text:style-name="T15">d) </text:span><text:span text:style-name="T9">Is A finite, countably infitite or uncountably infinite</text:span><text:span text:style-name="T3"> ?</text:span></text:p>
      <text:p text:style-name="P16"><text:span text:style-name="T3"/></text:p>
      <text:p text:style-name="P30"><text:span text:style-name="T3">The set A is definitely not finite as it is defined under the set of Integers ( Z ) which in themselves are infinite. </text:span></text:p>
      <text:p text:style-name="P30"><text:span text:style-name="T3"/></text:p>
      <text:p text:style-name="P32"><text:span text:style-name="T3">The set A can be considered countably infinite as it can be shown that all of the elements of A can be represented as a 1-1 correspondence with the set of Natural Numbers (N). Even negative rationals produced as a result of p being &lt; 1 can be represented as some form of the natural numbers. This can be shown using Cantor’s Zig Zag as found here </text:span><text:a xlink:type="simple" xlink:href="https://bit.ly/2H6q7CV" text:style-name="Internet_20_link" text:visited-style-name="Visited_20_Internet_20_Link"><text:span text:style-name="T3">https://bit.ly/2H6q7CV</text:span></text:a><text:span text:style-name="T3">.</text:span></text:p>
      <text:p text:style-name="P32"><text:span text:style-name="T3"/></text:p>
      <text:p text:style-name="P32"><text:span text:style-name="T3"/></text:p>
      <text:p text:style-name="P21">Q<text:span text:style-name="T18">3</text:span></text:p>
      <text:p text:style-name="P5"/>
      <text:p text:style-name="P13"><text:span text:style-name="T9">L</text:span><text:span text:style-name="T3">et L be the language over the alphabet A ={ a, l, p } consisting of all words containing at least one of the substrings ala or pap. </text:span></text:p>
      <text:p text:style-name="P5"><text:span text:style-name="T3"/></text:p>
      <text:p text:style-name="P17"><text:span text:style-name="T15">a) Draw a Finite State Acceptor for the language L.</text:span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17"><text:soft-page-break/><text:span text:style-name="T15">b) Devise a regular grammar in normal form that generates the language L. Specify the start symbol, the non-terminals and all the production rules.</text:span></text:p>
      <text:p text:style-name="P17"><text:span text:style-name="T3"/></text:p>
      <text:p text:style-name="P12"><text:span text:style-name="T3">A context-free grammar (V, A, &lt;s&gt;, P ) is called a regular grammar</text:span></text:p>
      <text:p text:style-name="P12"><text:span text:style-name="T3">i</text:span><text:span text:style-name="T16">f</text:span><text:span text:style-name="T3"> every production rule in P is of one of the three forms:</text:span></text:p>
      <text:p text:style-name="P12"><text:span text:style-name="T3">(i) &lt;A&gt;→ b&lt;B&gt;</text:span></text:p>
      <text:p text:style-name="P12"><text:span text:style-name="T3">(ii) &lt;A&gt;→ b</text:span></text:p>
      <text:p text:style-name="P12"><text:span text:style-name="T3">(iii) &lt;A&gt;→ ε</text:span></text:p>
      <text:p text:style-name="P29"><text:span text:style-name="T3"/></text:p>
      <text:p text:style-name="P33"><text:span text:style-name="T3">Start Symbol - &lt;s&gt; or &lt;q&gt;</text:span></text:p>
      <text:p text:style-name="P33"><text:span text:style-name="T3"/></text:p>
      <text:p text:style-name="P33"><text:span text:style-name="T3"/></text:p>
      <text:p text:style-name="P33"><text:span text:style-name="T3">Production Rules</text:span></text:p>
      <text:p text:style-name="P5"><text:span text:style-name="T3"/></text:p>
      <text:p text:style-name="P17"><text:span text:style-name="T9">Is (A, .) a Group</text:span><text:span text:style-name="T3"> ?</text:span></text:p>
      <text:p text:style-name="P17"><text:span text:style-name="T3"/></text:p>
      <text:p text:style-name="P9"><text:span text:style-name="T3">A group is a set in which every element is invertable.</text:span></text:p>
      <text:p text:style-name="P9"><text:span text:style-name="T3"/></text:p>
      <text:p text:style-name="P31"><text:span text:style-name="T3">Every element of A is invertable through logarithmic such as (</text:span><text:span text:style-name="T14">3</text:span><text:span text:style-name="T2">p</text:span><text:span text:style-name="T3">)</text:span><text:span text:style-name="T1">-1 </text:span><text:span text:style-name="T3">= log 3p. Therefore the set A can be considered to be a Group defined under the notation:</text:span></text:p>
      <text:p text:style-name="P31"><text:span text:style-name="T3"/></text:p>
      <text:p text:style-name="P31"><text:span text:style-name="T3">( A, *, 1 )</text:span></text:p>
      <text:p text:style-name="P17"><text:span text:style-name="T3"/></text:p>
      <text:p text:style-name="P17"><text:span text:style-name="T9">Is A finite, countably infitite or uncountably infinite</text:span><text:span text:style-name="T3"> ?</text:span></text:p>
      <text:p text:style-name="P17"><text:span text:style-name="T3"/></text:p>
      <text:p text:style-name="P31"><text:span text:style-name="T3">The set A is definitely not finite as it is defined under the set of Integers ( Z ) which in themselves are infinite. </text:span></text:p>
      <text:p text:style-name="P31"><text:span text:style-name="T3"/></text:p>
      <text:p text:style-name="P32"><text:span text:style-name="T3">The set A can be considered countably infinite as it can be shown that all of the elements of A can be represented as a 1-1 correspondence with the set of Natural Numbers (N). Even negative rationals produced as a result of p being &lt; 1 can be represented as some form of the natural numbers. This can be shown using Cantor’s Zig Zag as found here </text:span><text:a xlink:type="simple" xlink:href="https://bit.ly/2H6q7CV" text:style-name="Internet_20_link" text:visited-style-name="Visited_20_Internet_20_Link"><text:span text:style-name="T3">https://bit.ly/2H6q7CV</text:span></text:a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33:18.788132887</meta:creation-date>
    <dc:date>2018-04-09T11:48:56.497135724</dc:date>
    <meta:editing-duration>PT1M14S</meta:editing-duration>
    <meta:editing-cycles>1</meta:editing-cycles>
    <meta:document-statistic meta:table-count="0" meta:image-count="0" meta:object-count="0" meta:page-count="3" meta:paragraph-count="65" meta:word-count="932" meta:character-count="4494" meta:non-whitespace-character-count="3592"/>
    <meta:generator>LibreOffice/5.4.6.2$Linux_X86_64 LibreOffice_project/40m0$Build-2</meta:generator>
  </office:meta>
</office:document-meta>
</file>